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Boundary Label</text:p>
          </table:table-cell>
          <table:table-cell office:value-type="string" calcext:value-type="string">
            <text:p>Image Name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4:34:17.687664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22:41:44.166171078</meta:creation-date>
    <meta:generator>LibreOffice/6.0.7.3$Linux_X86_64 LibreOffice_project/00m0$Build-3</meta:generator>
    <dc:date>2021-10-14T15:21:16.613764018</dc:date>
    <meta:editing-duration>PT1H42M22S</meta:editing-duration>
    <meta:editing-cycles>96</meta:editing-cycles>
    <meta:document-statistic meta:table-count="1" meta:cell-count="885" meta:object-count="0"/>
  </office:meta>
</office:document-meta>
</file>